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3.687cm"/>
    </style:style>
    <style:style style:name="co8" style:family="table-column">
      <style:table-column-properties fo:break-before="auto" style:column-width="9.33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7.7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order="0.071cm solid #000000"/>
    </style:style>
    <style:style style:name="ce2" style:family="table-cell" style:parent-style-name="Default" style:data-style-name="N0">
      <style:table-cell-properties style:text-align-source="fix" style:repeat-content="false" fo:border="0.071cm solid #000000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dce6f1" fo:wrap-option="wrap" fo:border="0.071cm solid #000000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bf1de" fo:wrap-option="wrap" fo:border="0.071cm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4dfec" fo:wrap-option="wrap" fo:border="0.071cm solid #000000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5d9f1" fo:wrap-option="wrap" fo:border="0.071cm solid #000000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 fo:border="0.071cm solid #000000"/>
    </style:style>
    <style:style style:name="ce10" style:family="table-cell" style:parent-style-name="Default" style:data-style-name="N0">
      <style:table-cell-properties fo:background-color="transparent" fo:wrap-option="wrap" fo:border="0.071cm solid #000000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71cm solid #000000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border="0.071cm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ce6f1" fo:border="0.071cm solid #000000"/>
    </style:style>
    <style:style style:name="ce16" style:family="table-cell" style:parent-style-name="Default" style:data-style-name="N0">
      <style:table-cell-properties fo:background-color="#dce6f1" style:text-align-source="fix" style:repeat-content="false" fo:border="0.071cm solid #000000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ebf1de" fo:border="0.071cm solid #000000"/>
    </style:style>
    <style:style style:name="ce18" style:family="table-cell" style:parent-style-name="Default" style:data-style-name="N0">
      <style:table-cell-properties fo:background-color="#ebf1de" style:text-align-source="fix" style:repeat-content="false" fo:border="0.071cm solid #000000" style:vertical-align="automatic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e4dfec" fo:border="0.071cm solid #000000"/>
    </style:style>
    <style:style style:name="ce20" style:family="table-cell" style:parent-style-name="Default" style:data-style-name="N0">
      <style:table-cell-properties fo:background-color="#c5d9f1" style:text-align-source="fix" style:repeat-content="false" fo:border="0.071cm solid #000000" style:vertical-align="automatic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c5d9f1" fo:border="0.071cm solid #000000"/>
    </style:style>
    <style:style style:name="ce22" style:family="table-cell" style:parent-style-name="Default" style:data-style-name="N0">
      <style:table-cell-properties style:text-align-source="fix" style:repeat-content="false" fo:border="0.071cm solid #000000" style:vertical-align="automatic"/>
      <style:paragraph-properties fo:text-align="start" fo:margin-left="0cm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/>
    </style:style>
    <style:style style:name="ce26" style:family="table-cell" style:parent-style-name="Default" style:data-style-name="N0">
      <style:text-properties style:use-window-font-color="true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27" style:family="table-cell" style:parent-style-name="Default" style:data-style-name="N0">
      <style:table-cell-properties fo:wrap-option="wrap" fo:border="0.071cm solid #000000" style:vertical-align="automatic"/>
    </style:style>
    <style:style style:name="ce28" style:family="table-cell" style:parent-style-name="Default" style:data-style-name="N0">
      <style:table-cell-properties fo:border="0.071cm solid #000000" style:vertical-align="automatic"/>
    </style:style>
    <style:style style:name="T1" style:family="text">
      <style:text-properties style:font-name="Arial" fo:font-size="10pt" style:font-name-asian="Arial" style:font-size-asian="10pt" style:font-name-complex="Arial" style:font-size-complex="5.69999980926514pt"/>
    </style:style>
  </office:automatic-styles>
  <office:body>
    <office:spreadsheet>
      <table:calculation-settings table:case-sensitive="false" table:search-criteria-must-apply-to-whole-cell="false"/>
      <table:table table:name="Ticket_#109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6" table:default-cell-style-name="ce3"/>
        <table:table-column table:style-name="co6" table:number-columns-repeated="1007" table:default-cell-style-name="ce3"/>
        <table:table-row table:style-name="ro1">
          <table:table-cell table:style-name="ce1"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table:style-name="ce1" office:value-type="string" table:number-columns-spanned="5" table:number-rows-spanned="1">
            <text:p>Assets</text:p>
          </table:table-cell>
          <table:covered-table-cell table:number-columns-repeated="4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2" office:value-type="string" table:number-columns-spanned="1" table:number-rows-spanned="32">
            <text:p>ORACLE</text:p>
          </table:table-cell>
          <table:table-cell table:style-name="ce2" office:value-type="string" table:number-columns-spanned="1" table:number-rows-spanned="32">
            <text:p>ALL</text:p>
          </table:table-cell>
          <table:table-cell table:style-name="ce1"/>
          <table:table-cell table:style-name="ce14" table:number-columns-spanned="7" table:number-rows-spanned="1"/>
          <table:covered-table-cell table:number-columns-repeated="6"/>
          <table:table-cell table:number-columns-repeated="1014"/>
        </table:table-row>
        <table:table-row table:style-name="ro2">
          <table:covered-table-cell table:number-columns-repeated="2"/>
          <table:table-cell table:style-name="ce5" office:value-type="string">
            <text:p>briefcase/briefcase-content.html</text:p>
            <text:p>plays/oracle-backup-and-recovery.html</text:p>
          </table:table-cell>
          <table:table-cell table:style-name="ce15" office:value-type="string" table:number-columns-spanned="7" table:number-rows-spanned="1">
            <text:p>assets/public/Oracle_Backup_and_Recovery_Technical_Customer_Presentation.final.pptx</text:p>
          </table:table-cell>
          <table:covered-table-cell table:number-columns-repeated="6"/>
          <table:table-cell/>
          <table:table-cell office:value-type="string" table:number-columns-spanned="6" table:number-rows-spanned="1">
            <text:p>Oracle Backup and Recovery_Technical_Customer Presentation.final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5" office:value-type="string">
            <text:p>briefcase/briefcase-content.html</text:p>
            <text:p>plays/oracle-backup-and-recovery.html</text:p>
          </table:table-cell>
          <table:table-cell table:style-name="ce16" office:value-type="string" table:number-columns-spanned="7" table:number-rows-spanned="1">
            <text:p>assets/public/h12660-ho-Backup_Recovery_Ext_Cust_Profiles_-_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660-ho-Backup Recovery Ext Cust Profiles - final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6" office:value-type="string">
            <text:p>briefcase/briefcase-content.html</text:p>
            <text:p>plays/oracle-continuous-availability.html</text:p>
          </table:table-cell>
          <table:table-cell table:style-name="ce17" office:value-type="string" table:number-columns-spanned="7" table:number-rows-spanned="1">
            <text:p>asstes/Oracle_RAC_HA_-_Technical_Customer_Presentation.pptx</text:p>
          </table:table-cell>
          <table:covered-table-cell table:number-columns-repeated="6"/>
          <table:table-cell/>
          <table:table-cell office:value-type="string" table:number-columns-spanned="6" table:number-rows-spanned="1">
            <text:p>Oracle RAC HA - Technical Customer Presentation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6" office:value-type="string">
            <text:p>briefcase/briefcase-content.html</text:p>
            <text:p>plays/oracle-continuous-availability.html</text:p>
          </table:table-cell>
          <table:table-cell table:style-name="ce17" office:value-type="string" table:number-columns-spanned="7" table:number-rows-spanned="1">
            <text:p>asstes/CA_RP_Technical_Customer_Deck_-_v4-ZF.pptx</text:p>
          </table:table-cell>
          <table:covered-table-cell table:number-columns-repeated="6"/>
          <table:table-cell/>
          <table:table-cell office:value-type="string" table:number-columns-spanned="6" table:number-rows-spanned="1">
            <text:p>CA RP Technical Customer Deck - v4-ZF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6" office:value-type="string">
            <text:p>briefcase/briefcase-content.html</text:p>
            <text:p>plays/oracle-continuous-availability.html</text:p>
          </table:table-cell>
          <table:table-cell table:style-name="ce17" office:value-type="string" table:number-columns-spanned="7" table:number-rows-spanned="1">
            <text:p>assets/public/Oracle_Continuous_Availability_tech_presentation_final.pptx</text:p>
          </table:table-cell>
          <table:covered-table-cell table:number-columns-repeated="6"/>
          <table:table-cell/>
          <table:table-cell table:style-name="ce4" office:value-type="string" table:number-columns-spanned="6" table:number-rows-spanned="1">
            <text:p>Oracle Continuous Availability tech_presentation_final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6" office:value-type="string">
            <text:p>briefcase/briefcase-content.html</text:p>
            <text:p>plays/oracle-continuous-availability.html</text:p>
          </table:table-cell>
          <table:table-cell table:style-name="ce17" office:value-type="string" table:number-columns-spanned="7" table:number-rows-spanned="1">
            <text:p>assets/public/Oracle_Continuous_Availability_Sales_Customer_Presentation_final.pptx</text:p>
          </table:table-cell>
          <table:covered-table-cell table:number-columns-repeated="6"/>
          <table:table-cell/>
          <table:table-cell table:style-name="ce4" office:value-type="string" table:number-columns-spanned="6" table:number-rows-spanned="1">
            <text:p>Oracle Continuous Availability_Sales_Customer_Presentation_final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6" office:value-type="string">
            <text:p>briefcase/briefcase-content.html</text:p>
            <text:p>plays/oracle-continuous-availability.html</text:p>
          </table:table-cell>
          <table:table-cell table:style-name="ce18" office:value-type="string" table:number-columns-spanned="7" table:number-rows-spanned="1">
            <text:p>assets/public/h12250_Continuous_Availability_v_1.5_111202013_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250 Continuous Availability v 1.5 <text:s/>111202013 final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7" office:value-type="string">
            <text:p>briefcase/briefcase-content.html</text:p>
            <text:p>plays/oracle-performance-optimization.html</text:p>
          </table:table-cell>
          <table:table-cell table:style-name="ce19" office:value-type="string" table:number-columns-spanned="7" table:number-rows-spanned="1">
            <text:p>assets/public/Oracle_Performance_Sales_customer_presentation_-_Final.pptx</text:p>
          </table:table-cell>
          <table:covered-table-cell table:number-columns-repeated="6"/>
          <table:table-cell/>
          <table:table-cell table:style-name="ce4" office:value-type="string" table:number-columns-spanned="6" table:number-rows-spanned="1">
            <text:p>Oracle Performance Sales_customer_presentation - Final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7" office:value-type="string">
            <text:p>briefcase/briefcase-content.html</text:p>
            <text:p>plays/oracle-performance-optimization.html</text:p>
          </table:table-cell>
          <table:table-cell table:style-name="ce19" office:value-type="string" table:number-columns-spanned="7" table:number-rows-spanned="1">
            <text:p>assets/public/Oracle_Performance___Tech_Customer_Presentation-Final.pptx</text:p>
          </table:table-cell>
          <table:covered-table-cell table:number-columns-repeated="6"/>
          <table:table-cell/>
          <table:table-cell table:style-name="ce4" office:value-type="string" table:number-columns-spanned="6" table:number-rows-spanned="1">
            <text:p>Oracle Performance _ Tech Customer Presentation-Final.pptx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7" office:value-type="string">
            <text:p>briefcase/briefcase-content.html</text:p>
            <text:p>plays/oracle-performance-optimization.html</text:p>
          </table:table-cell>
          <table:table-cell table:style-name="ce19" office:value-type="string" table:number-columns-spanned="7" table:number-rows-spanned="1">
            <text:p>assets/public/h12549-Performance-and-Optimization-v_1.4-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549-Performance-and-Optimization-v 1.4-Final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7" office:value-type="string">
            <text:p>briefcase/briefcase-content.html</text:p>
            <text:p>plays/oracle-performance-optimization.html</text:p>
          </table:table-cell>
          <table:table-cell table:style-name="ce19" office:value-type="string" table:number-columns-spanned="7" table:number-rows-spanned="1">
            <text:p>assets/public/h12659-ho_Perf_Optimization_Ext_Cust_Profiles_-_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659-ho Perf Optimization Ext Cust Profiles - final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7" office:value-type="string">
            <text:p>briefcase/briefcase-content.html</text:p>
            <text:p>plays/oracle-performance-optimization.html</text:p>
          </table:table-cell>
          <table:table-cell table:style-name="ce19" office:value-type="string" table:number-columns-spanned="7" table:number-rows-spanned="1">
            <text:p>assets/public/Why_VNX_for_Oracle_Solution_Overview_v1.1_11122013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Why VNX for Oracle Solution Overview v1.1 11122013.pdf (linkea a un DOCX)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8" office:value-type="string">
            <text:p>briefcase/briefcase-content.html</text:p>
            <text:p>plays/oracle-converged-infrastructure.html</text:p>
          </table:table-cell>
          <table:table-cell table:style-name="ce20" office:value-type="string" table:number-columns-spanned="7" table:number-rows-spanned="1">
            <text:p>assets/public/h12566-Oracle_VCE_Solutions_Overview_V1.4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566-Oracle VCE <text:s/>Solutions Overview V1.4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8" office:value-type="string">
            <text:p>briefcase/briefcase-content.html</text:p>
            <text:p>plays/oracle-converged-infrastructure.html</text:p>
          </table:table-cell>
          <table:table-cell table:style-name="ce20" office:value-type="string" table:number-columns-spanned="7" table:number-rows-spanned="1">
            <text:p>assets/public/h12609-ho-top-reasons-vblock-specialized-system_v1.0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609-ho-top-reasons-vblock-specialized-system v1.0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8" office:value-type="string">
            <text:p>briefcase/briefcase-content.html</text:p>
            <text:p>plays/oracle-converged-infrastructure.html</text:p>
          </table:table-cell>
          <table:table-cell table:style-name="ce20" office:value-type="string" table:number-columns-spanned="7" table:number-rows-spanned="1">
            <text:p>assets/public/h12649-ho-Top_Reasons_VBLOCK_SYSTEMS_v1_3_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649-ho-Top Reasons VBLOCK SYSTEMS v1 3 Final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8" office:value-type="string">
            <text:p>briefcase/briefcase-content.html</text:p>
            <text:p>plays/oracle-converged-infrastructure.html</text:p>
          </table:table-cell>
          <table:table-cell table:style-name="ce20" office:value-type="string" table:number-columns-spanned="7" table:number-rows-spanned="1">
            <text:p>assets/public/h12658-Converged_Infrastructure_Ext_Cust_Profiles_-_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658-Converged Infrastructure Ext Cust Profiles - final.pdf</text:p>
          </table:table-cell>
          <table:covered-table-cell table:number-columns-repeated="5"/>
          <table:table-cell table:number-columns-repeated="1007"/>
        </table:table-row>
        <table:table-row table:style-name="ro2">
          <table:covered-table-cell table:number-columns-repeated="2"/>
          <table:table-cell table:style-name="ce8" office:value-type="string">
            <text:p>briefcase/briefcase-content.html</text:p>
            <text:p>plays/oracle-converged-infrastructure.html</text:p>
          </table:table-cell>
          <table:table-cell table:style-name="ce21" office:value-type="string" table:number-columns-spanned="7" table:number-rows-spanned="1">
            <text:p>assets/public/Playbook_CI_Technical_Customer_Presentation_final.pptx</text:p>
          </table:table-cell>
          <table:covered-table-cell table:number-columns-repeated="6"/>
          <table:table-cell/>
          <table:table-cell table:style-name="ce25" office:value-type="string" table:number-columns-spanned="6" table:number-rows-spanned="1">
            <text:p>Playbook CI Technical Customer Presentation_final.pptx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9"/>
          <table:table-cell table:style-name="ce9" office:value-type="string" table:number-columns-spanned="7" table:number-rows-spanned="1">
            <text:p>assets/public/Oracle-Backup-and-Recovery_sales_presentation-final.pptx</text:p>
          </table:table-cell>
          <table:covered-table-cell table:number-columns-repeated="6"/>
          <table:table-cell/>
          <table:table-cell table:style-name="ce25" table:number-columns-repeated="6"/>
          <table:table-cell table:number-columns-repeated="1007"/>
        </table:table-row>
        <table:table-row table:style-name="ro1">
          <table:covered-table-cell table:number-columns-repeated="2"/>
          <table:table-cell table:style-name="ce10"/>
          <table:table-cell table:style-name="ce9" office:value-type="string" table:number-columns-spanned="7" table:number-rows-spanned="1">
            <text:p>assets/public/Playbook-CI-Sales-Customer-Presentation_final.pptx</text:p>
          </table:table-cell>
          <table:covered-table-cell table:number-columns-repeated="6"/>
          <table:table-cell table:number-columns-repeated="1014"/>
        </table:table-row>
        <table:table-row table:style-name="ro1">
          <table:covered-table-cell table:number-columns-repeated="2"/>
          <table:table-cell table:style-name="ce10"/>
          <table:table-cell table:style-name="ce9" office:value-type="string" table:number-columns-spanned="7" table:number-rows-spanned="1">
            <text:p>assets/public/h11656-emc-symmetrix-vmax-for-oracle-solution-overview.pdf</text:p>
          </table:table-cell>
          <table:covered-table-cell table:number-columns-repeated="6"/>
          <table:table-cell/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0"/>
          <table:table-cell table:style-name="ce9" office:value-type="string" table:number-columns-spanned="7" table:number-rows-spanned="1">
            <text:p>assets/public/h12562-top-reasons-oracle-on-vnx-mcx-ho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No se usa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0"/>
          <table:table-cell table:style-name="ce9" office:value-type="string" table:number-columns-spanned="7" table:number-rows-spanned="1">
            <text:p>assets/public/h12597-XtremeSF-and-XtremCache-Solutions-Overview-V1.111222013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597-XtremeSF-and-XtremCache-Solutions-Overview-V1.1 11222013.pdf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0"/>
          <table:table-cell table:style-name="ce9" office:value-type="string" table:number-columns-spanned="7" table:number-rows-spanned="1">
            <text:p>assets/public/h12650-top-reasons-oracle-on-VMAX_v1.1_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2650-top-reasons-oracle-on-VMAX v1.1 final.pdf (NO SE USA)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0"/>
          <table:table-cell table:style-name="ce9" office:value-type="string" table:number-columns-spanned="7" table:number-rows-spanned="1">
            <text:p>assets/public/h8960-top5-why-oracle-on-nfs-vnx-ho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ace Link a una pag no al archivo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0"/>
          <table:table-cell table:style-name="ce22" office:value-type="string" table:number-columns-spanned="7" table:number-rows-spanned="1">
            <text:p>assets/public/h12592-Top Reasons Vblock Systems v1.2 Final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NO SE USA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1"/>
          <table:table-cell table:style-name="ce22" office:value-type="string" table:number-columns-spanned="7" table:number-rows-spanned="1">
            <text:p>assets/public/h12608-so-oracle-vce-specialized-system-V1.0.pdf</text:p>
          </table:table-cell>
          <table:covered-table-cell table:number-columns-repeated="6"/>
          <table:table-cell table:style-name="ce12" table:number-columns-repeated="7"/>
          <table:table-cell table:number-columns-repeated="1007"/>
        </table:table-row>
        <table:table-row table:style-name="ro1">
          <table:covered-table-cell table:number-columns-repeated="2"/>
          <table:table-cell table:style-name="ce11" office:value-type="string">
            <text:p>No se usa y en ingles esta en docx</text:p>
          </table:table-cell>
          <table:table-cell table:style-name="ce22" office:value-type="string" table:number-columns-spanned="7" table:number-rows-spanned="1">
            <text:p>assets/public/h10697_vplex_oracle_rac_so.pdf</text:p>
          </table:table-cell>
          <table:covered-table-cell table:number-columns-repeated="6"/>
          <table:table-cell/>
          <table:table-cell table:style-name="ce24" office:value-type="string" table:number-columns-spanned="6" table:number-rows-spanned="1">
            <text:p>h10697_vplex_oracle_rac_so[1].pdf</text:p>
          </table:table-cell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1"/>
          <table:table-cell table:style-name="ce22" office:value-type="string" table:number-columns-spanned="7" table:number-rows-spanned="1">
            <text:p>assets/public/h12552-VNX-CA-ds.pdf</text:p>
          </table:table-cell>
          <table:covered-table-cell table:number-columns-repeated="6"/>
          <table:table-cell/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1"/>
          <table:table-cell table:style-name="ce22" office:value-type="string" table:number-columns-spanned="7" table:number-rows-spanned="1">
            <text:p>assets/public/h12573_recoverpoint_oracle_so.pdf</text:p>
          </table:table-cell>
          <table:covered-table-cell table:number-columns-repeated="6"/>
          <table:table-cell/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1"/>
          <table:table-cell table:style-name="ce22" office:value-type="string" table:number-columns-spanned="7" table:number-rows-spanned="1">
            <text:p>assets/public/h12661-ho-Cont-Avail-Ext-Cust-Profiles-final.pdf</text:p>
          </table:table-cell>
          <table:covered-table-cell table:number-columns-repeated="6"/>
          <table:table-cell/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>
          <table:covered-table-cell table:number-columns-repeated="2"/>
          <table:table-cell table:style-name="ce11"/>
          <table:table-cell table:style-name="ce22" office:value-type="string" table:number-columns-spanned="7" table:number-rows-spanned="1">
            <text:p>assets/public/RecoverPoint-top-10-reasons-alternatives.pdf</text:p>
          </table:table-cell>
          <table:covered-table-cell table:number-columns-repeated="6"/>
          <table:table-cell/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4" table:number-columns-repeated="2"/>
          <table:table-cell table:style-name="ce12"/>
          <table:table-cell table:style-name="ce23" table:number-columns-repeated="7"/>
          <table:table-cell table:style-name="ce4"/>
          <table:table-cell table:style-name="ce23" table:number-columns-repeated="6"/>
          <table:table-cell table:style-name="ce4" table:number-columns-repeated="1007"/>
        </table:table-row>
        <table:table-row table:style-name="ro1">
          <table:table-cell table:number-columns-repeated="2"/>
          <table:table-cell table:style-name="ce13"/>
          <table:table-cell table:number-columns-repeated="8"/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cket_#1108" table:style-name="ta2"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6" table:number-columns-repeated="1021" table:default-cell-style-name="ce3"/>
        <table:table-row table:style-name="ro1">
          <table:table-cell table:style-name="ce1"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table:style-name="ce1" office:value-type="string" table:number-columns-spanned="5" table:number-rows-spanned="1">
            <text:p>Assets</text:p>
          </table:table-cell>
          <table:covered-table-cell table:number-columns-repeated="4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SAP</text:p>
          </table:table-cell>
          <table:table-cell office:value-type="string">
            <text:p>ALL 9 </text:p>
          </table:table-cell>
          <table:table-cell table:style-name="ce26" office:value-type="string">
            <text:p><text:span text:style-name="T1">briefcase/briefcase-content.html</text:span></text:p>
            <text:p><text:span text:style-name="T1">plays/backup-and-recovery-for-sap.html</text:span></text:p>
            <text:p><text:span text:style-name="T1">plays/continuous-availability-for-sap.html</text:span></text:p>
            <text:p><text:span text:style-name="T1">plays/high-end-performance-and-optimization-for-sap.html</text:span></text:p>
            <text:p><text:span text:style-name="T1">plays/sap-hana.html</text:span></text:p>
            <text:p><text:span text:style-name="T1">plays/sap-virtualization-and-converged-infrastructure.html</text:span></text:p>
            <text:p><text:span text:style-name="T1">download-the-app.html</text:span></text:p>
            <text:p><text:span text:style-name="T1">index.aspx</text:span>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cket_#1109" table:style-name="ta2"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21" table:default-cell-style-name="ce3"/>
        <table:table-row table:style-name="ro1">
          <table:table-cell table:style-name="ce1" office:value-type="string">
            <text:p>PLAYBOOKS</text:p>
          </table:table-cell>
          <table:table-cell table:style-name="ce1" office:value-type="string">
            <text:p>Lenguages</text:p>
          </table:table-cell>
          <table:table-cell table:style-name="ce1" office:value-type="string">
            <text:p>HTMLS</text:p>
          </table:table-cell>
          <table:table-cell table:style-name="ce28" office:value-type="string">
            <text:p>Assets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Microsoft</text:p>
          </table:table-cell>
          <table:table-cell table:style-name="ce1" office:value-type="string">
            <text:p>de_DE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fr_FR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it_IT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ja_JP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ko_KR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pt_BR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ru_RU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/>
          <table:table-cell table:style-name="ce1" office:value-type="string">
            <text:p>zh_CN</text:p>
          </table:table-cell>
          <table:table-cell table:style-name="ce27" office:value-type="string">
            <text:p>index.aspx</text:p>
            <text:p>briefcase\briefcase-content.html</text:p>
            <text:p>plays\continuous-availability.html</text:p>
          </table:table-cell>
          <table:table-cell table:style-name="ce1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31/03/2014</text:date>, <text:time>12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Administrador</meta:initial-creator>
    <meta:creation-date>2014-03-19T17:07:39Z</meta:creation-date>
    <dc:date>2014-03-31T12:18:23.14</dc:date>
    <meta:editing-cycles>7</meta:editing-cycles>
    <meta:editing-duration>PT1H28M42S</meta:editing-duration>
    <meta:document-statistic meta:table-count="3" meta:cell-count="106" meta:object-count="0"/>
  </office:meta>
</office:document-meta>
</file>